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0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style:text-autospace="none" fo:text-align="justify" fo:line-height="150%" fo:margin-left="2.95in">
        <style:tab-stops/>
      </style:paragraph-properties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1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P24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7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8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9" style:parent-style-name="Fonteparág.padrão" style:family="text">
      <style:text-properties style:font-name="Arial" style:font-name-complex="Arial" fo:letter-spacing="-0.0027in"/>
    </style:style>
    <style:style style:name="P30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3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2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34" style:parent-style-name="Fonteparág.padrão" style:family="text">
      <style:text-properties style:font-name="Arial" style:font-name-complex="Arial" fo:letter-spacing="-0.0027in"/>
    </style:style>
    <style:style style:name="T35" style:parent-style-name="Fonteparág.padrão" style:family="text">
      <style:text-properties style:font-name="Arial" style:font-name-complex="Arial" fo:letter-spacing="-0.0027in"/>
    </style:style>
    <style:style style:name="T36" style:parent-style-name="Fonteparág.padrão" style:family="text">
      <style:text-properties style:font-name="Arial" style:font-name-complex="Arial" fo:letter-spacing="-0.0027in"/>
    </style:style>
    <style:style style:name="T37" style:parent-style-name="Fonteparág.padrão" style:family="text">
      <style:text-properties style:font-name="Arial" style:font-name-complex="Arial" fo:letter-spacing="-0.0027in"/>
    </style:style>
    <style:style style:name="T38" style:parent-style-name="Fonteparág.padrão" style:family="text">
      <style:text-properties style:font-name="Arial" style:font-name-complex="Arial" fo:letter-spacing="-0.0027in"/>
    </style:style>
    <style:style style:name="T39" style:parent-style-name="Fonteparág.padrão" style:family="text">
      <style:text-properties style:font-name="Arial" style:font-name-complex="Arial" fo:letter-spacing="-0.0027in"/>
    </style:style>
    <style:style style:name="T40" style:parent-style-name="Fonteparág.padrão" style:family="text">
      <style:text-properties style:font-name="Arial" style:font-name-complex="Arial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T42" style:parent-style-name="Fonteparág.padrão" style:family="text">
      <style:text-properties style:font-name="Arial" style:font-name-complex="Arial" fo:letter-spacing="-0.0027in"/>
    </style:style>
    <style:style style:name="T43" style:parent-style-name="Fonteparág.padrão" style:family="text">
      <style:text-properties style:font-name="Arial" style:font-name-complex="Arial" fo:letter-spacing="-0.0027in"/>
    </style:style>
    <style:style style:name="T44" style:parent-style-name="Fonteparág.padrão" style:family="text">
      <style:text-properties style:font-name="Arial" style:font-name-complex="Arial" fo:letter-spacing="-0.0027in"/>
    </style:style>
    <style:style style:name="T45" style:parent-style-name="Fonteparág.padrão" style:family="text">
      <style:text-properties style:font-name="Arial" style:font-name-complex="Arial" fo:letter-spacing="-0.0027in"/>
    </style:style>
    <style:style style:name="T46" style:parent-style-name="Fonteparág.padrão" style:family="text">
      <style:text-properties style:font-name="Arial" style:font-name-complex="Arial" fo:letter-spacing="-0.0027in"/>
    </style:style>
    <style:style style:name="T47" style:parent-style-name="Fonteparág.padrão" style:family="text">
      <style:text-properties style:font-name="Arial" style:font-name-complex="Arial" fo:letter-spacing="-0.0027in"/>
    </style:style>
    <style:style style:name="T48" style:parent-style-name="Fonteparág.padrão" style:family="text">
      <style:text-properties style:font-name="Arial" style:font-name-complex="Arial" fo:letter-spacing="-0.0027in"/>
    </style:style>
    <style:style style:name="T49" style:parent-style-name="Fonteparág.padrão" style:family="text">
      <style:text-properties style:font-name="Arial" style:font-name-complex="Arial" fo:letter-spacing="-0.0027in"/>
    </style:style>
    <style:style style:name="T50" style:parent-style-name="Fonteparág.padrão" style:family="text">
      <style:text-properties style:font-name="Arial" style:font-name-complex="Arial" fo:letter-spacing="-0.0027in"/>
    </style:style>
    <style:style style:name="T51" style:parent-style-name="Fonteparág.padrão" style:family="text">
      <style:text-properties style:font-name="Arial" style:font-name-complex="Arial" fo:letter-spacing="-0.0027in"/>
    </style:style>
    <style:style style:name="T52" style:parent-style-name="Fonteparág.padrão" style:family="text">
      <style:text-properties style:font-name="Arial" style:font-name-complex="Arial" fo:letter-spacing="-0.0027in"/>
    </style:style>
    <style:style style:name="T53" style:parent-style-name="Fonteparág.padrão" style:family="text">
      <style:text-properties style:font-name="Arial" style:font-name-complex="Arial" fo:letter-spacing="-0.0027in"/>
    </style:style>
    <style:style style:name="T54" style:parent-style-name="Fonteparág.padrão" style:family="text">
      <style:text-properties style:font-name="Arial" style:font-name-complex="Arial" fo:letter-spacing="-0.0027in"/>
    </style:style>
    <style:style style:name="T55" style:parent-style-name="Fonteparág.padrão" style:family="text">
      <style:text-properties style:font-name="Arial" style:font-name-complex="Arial" fo:letter-spacing="-0.0027in"/>
    </style:style>
    <style:style style:name="T56" style:parent-style-name="Fonteparág.padrão" style:family="text">
      <style:text-properties style:font-name="Arial" style:font-name-complex="Arial" fo:letter-spacing="-0.0027in"/>
    </style:style>
    <style:style style:name="T57" style:parent-style-name="Fonteparág.padrão" style:family="text">
      <style:text-properties style:font-name="Arial" style:font-name-complex="Arial" fo:letter-spacing="-0.0027in"/>
    </style:style>
    <style:style style:name="T58" style:parent-style-name="Fonteparág.padrão" style:family="text">
      <style:text-properties style:font-name="Arial" style:font-name-complex="Arial" fo:letter-spacing="-0.0027in"/>
    </style:style>
    <style:style style:name="P5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62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63" style:parent-style-name="Fonteparág.padrão" style:family="text"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76" style:parent-style-name="Fonteparág.padrão" style:family="text">
      <style:text-properties style:font-name="Arial" style:font-name-complex="Arial" fo:letter-spacing="-0.0027in"/>
    </style:style>
    <style:style style:name="P7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8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9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T103" style:parent-style-name="Fonteparág.padrão" style:family="text">
      <style:text-properties style:font-name="Arial" style:font-name-complex="Arial" fo:letter-spacing="-0.0027in"/>
    </style:style>
    <style:style style:name="T104" style:parent-style-name="Fonteparág.padrão" style:family="text">
      <style:text-properties style:font-name="Arial" style:font-name-complex="Arial" fo:letter-spacing="-0.0027in"/>
    </style:style>
    <style:style style:name="T105" style:parent-style-name="Fonteparág.padrão" style:family="text">
      <style:text-properties style:font-name="Arial" style:font-name-complex="Arial" fo:letter-spacing="-0.0027in"/>
    </style:style>
    <style:style style:name="T106" style:parent-style-name="Fonteparág.padrão" style:family="text">
      <style:text-properties style:font-name="Arial" style:font-name-complex="Arial" fo:letter-spacing="-0.0027in"/>
    </style:style>
    <style:style style:name="T107" style:parent-style-name="Fonteparág.padrão" style:family="text">
      <style:text-properties style:font-name="Arial" style:font-name-complex="Arial" fo:letter-spacing="-0.0027in"/>
    </style:style>
    <style:style style:name="T108" style:parent-style-name="Fonteparág.padrão" style:family="text">
      <style:text-properties style:font-name="Arial" style:font-name-complex="Arial" fo:letter-spacing="-0.0027in"/>
    </style:style>
    <style:style style:name="T109" style:parent-style-name="Fonteparág.padrão" style:family="text">
      <style:text-properties style:font-name="Arial" style:font-name-complex="Arial" fo:letter-spacing="-0.0027in"/>
    </style:style>
    <style:style style:name="T110" style:parent-style-name="Fonteparág.padrão" style:family="text">
      <style:text-properties style:font-name="Arial" style:font-name-complex="Arial" fo:letter-spacing="-0.0027in"/>
    </style:style>
    <style:style style:name="T111" style:parent-style-name="Fonteparág.padrão" style:family="text">
      <style:text-properties style:font-name="Arial" style:font-name-complex="Arial" fo:letter-spacing="-0.0027in"/>
    </style:style>
    <style:style style:name="T112" style:parent-style-name="Fonteparág.padrão" style:family="text">
      <style:text-properties style:font-name="Arial" style:font-name-complex="Arial" fo:letter-spacing="-0.0027in"/>
    </style:style>
    <style:style style:name="T113" style:parent-style-name="Fonteparág.padrão" style:family="text">
      <style:text-properties style:font-name="Arial" style:font-name-complex="Arial" fo:letter-spacing="-0.0027in"/>
    </style:style>
    <style:style style:name="T114" style:parent-style-name="Fonteparág.padrão" style:family="text">
      <style:text-properties style:font-name="Arial" style:font-name-complex="Arial" fo:letter-spacing="-0.0027in"/>
    </style:style>
    <style:style style:name="T115" style:parent-style-name="Fonteparág.padrão" style:family="text">
      <style:text-properties style:font-name="Arial" style:font-name-complex="Arial" fo:letter-spacing="-0.0027in"/>
    </style:style>
    <style:style style:name="T116" style:parent-style-name="Fonteparág.padrão" style:family="text">
      <style:text-properties style:font-name="Arial" style:font-name-complex="Arial" fo:letter-spacing="-0.0027in"/>
    </style:style>
    <style:style style:name="T117" style:parent-style-name="Fonteparág.padrão" style:family="text">
      <style:text-properties style:font-name="Arial" style:font-name-complex="Arial" fo:letter-spacing="-0.0027in"/>
    </style:style>
    <style:style style:name="P118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119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20" style:parent-style-name="Fonteparág.padrão" style:family="text">
      <style:text-properties style:font-name="Arial" style:font-name-complex="Arial" fo:letter-spacing="-0.0027in"/>
    </style:style>
    <style:style style:name="T121" style:parent-style-name="Fonteparág.padrão" style:family="text">
      <style:text-properties style:font-name="Arial" style:font-name-complex="Arial" fo:letter-spacing="-0.0027in"/>
    </style:style>
    <style:style style:name="T122" style:parent-style-name="Fonteparág.padrão" style:family="text">
      <style:text-properties style:font-name="Arial" style:font-name-complex="Arial" fo:letter-spacing="-0.0027in"/>
    </style:style>
    <style:style style:name="T123" style:parent-style-name="Fonteparág.padrão" style:family="text">
      <style:text-properties style:font-name="Arial" style:font-name-complex="Arial" fo:letter-spacing="-0.0027in"/>
    </style:style>
    <style:style style:name="T124" style:parent-style-name="Fonteparág.padrão" style:family="text">
      <style:text-properties style:font-name="Arial" style:font-name-complex="Arial" fo:letter-spacing="-0.0027in"/>
    </style:style>
    <style:style style:name="T125" style:parent-style-name="Fonteparág.padrão" style:family="text">
      <style:text-properties style:font-name="Arial" style:font-name-complex="Arial" fo:letter-spacing="-0.0027in"/>
    </style:style>
    <style:style style:name="T126" style:parent-style-name="Fonteparág.padrão" style:family="text">
      <style:text-properties style:font-name="Arial" style:font-name-complex="Arial" fo:letter-spacing="-0.0027in"/>
    </style:style>
    <style:style style:name="T127" style:parent-style-name="Fonteparág.padrão" style:family="text">
      <style:text-properties style:font-name="Arial" style:font-name-complex="Arial" fo:letter-spacing="-0.0027in"/>
    </style:style>
    <style:style style:name="T128" style:parent-style-name="Fonteparág.padrão" style:family="text">
      <style:text-properties style:font-name="Arial" style:font-name-complex="Arial" fo:letter-spacing="-0.0027in"/>
    </style:style>
    <style:style style:name="P129" style:parent-style-name="Normal" style:family="paragraph">
      <style:paragraph-properties fo:text-align="justify" fo:margin-top="0.0833in" fo:line-height="150%" fo:text-indent="1.9687in"/>
      <style:text-properties style:font-name="Arial" style:font-name-complex="Arial"/>
    </style:style>
    <style:style style:name="P130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1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2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4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7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8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0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1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2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3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4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5" style:parent-style-name="SemEspaçamento" style:family="paragraph">
      <style:paragraph-properties fo:text-align="justify" fo:line-height="115%" fo:margin-right="2.9875in"/>
    </style:style>
    <style:style style:name="T14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47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8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9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50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51" style:parent-style-name="SemEspaçamento" style:family="paragraph">
      <style:paragraph-properties fo:text-align="center" fo:line-height="115%" fo:margin-right="2.9875in"/>
    </style:style>
    <style:style style:name="T15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/>
      <text:p text:style-name="P10">PORTARIA Nº 3.192, DE<text:s/>04<text:s/>DE AGOSTO<text:s/>DE 2021</text:p>
      <text:p text:style-name="P11"/>
      <text:p text:style-name="P12"><text:span text:style-name="T13">Designa<text:s/></text:span><text:span text:style-name="T14">Gestor e<text:s/></text:span><text:span text:style-name="T15">Fiscal do Contrato</text:span><text:span text:style-name="T16"><text:s/>nº<text:s/></text:span><text:span text:style-name="T17">0</text:span><text:span text:style-name="T18">26</text:span><text:span text:style-name="T19"><text:s/></text:span><text:span text:style-name="T20">/2021, Processo de Compras nº<text:s/></text:span><text:span text:style-name="T21">638</text:span><text:span text:style-name="T22">/2021</text:span><text:span text:style-name="T23">.</text:span></text:p>
      <text:p text:style-name="P24"/>
      <text:p text:style-name="P25"><text:span text:style-name="T26">Eng.º<text:s/></text:span><text:span text:style-name="T27">IVAIR NUNES PEREIRA</text:span><text:span text:style-name="T28">,<text:s/></text:span><text:span text:style-name="T29">Presidente do Departamento de Águas e Esgotos de Valinhos, no uso das atribuições que lhe são conferidas por Lei;</text:span></text:p>
      <text:p text:style-name="P30"/>
      <text:p text:style-name="P31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;<text:s/>RESOLVE:</text:p>
      <text:p text:style-name="P32"><text:bookmark-start text:name="_Hlk66793020"/><text:span text:style-name="T33">Art. 1º</text:span><text:span text:style-name="T34"><text:s/>Designar os servidores abaixo relacionados como Gestor e Fiscal do Termo de Contrato<text:s/></text:span><text:span text:style-name="T35">de<text:s/></text:span><text:span text:style-name="T36"><text:s/></text:span><text:span text:style-name="T37">nº<text:s/></text:span><text:span text:style-name="T38">0</text:span><text:span text:style-name="T39">26</text:span><text:span text:style-name="T40">/2021, cujo objeto é</text:span><text:span text:style-name="T41"><text:s/></text:span><text:span text:style-name="T42">referente ao</text:span><text:span text:style-name="T43"><text:s/>fornecimento<text:s/></text:span><text:span text:style-name="T44">de diversos materiais de escritório e papelaria</text:span><text:span text:style-name="T45">,</text:span><text:span text:style-name="T46"><text:s/>para uso desta Autarquia,</text:span><text:span text:style-name="T47"><text:s/>em conformidade com as quantidades e especificações contidas do Anexo II – Termo de Referência do Edital</text:span><text:span text:style-name="T48">; bem como a</text:span><text:span text:style-name="T49">s</text:span><text:span text:style-name="T50"><text:s/></text:span><text:span text:style-name="T51">respectivas<text:s/></text:span><text:span text:style-name="T52">publicaç</text:span><text:span text:style-name="T53">ões</text:span><text:span text:style-name="T54"><text:s/>de seu</text:span><text:span text:style-name="T55">s</text:span><text:span text:style-name="T56"><text:s/>extrato</text:span><text:span text:style-name="T57">s</text:span><text:span text:style-name="T58"><text:s/>no Diário Oficial do Município.</text:span></text:p>
      <text:p text:style-name="P59">I. Servidor:<text:s/>Aluísio José Mamprin Brunello<text:s/>– matrícula<text:s/>1377, portador do CPF sob nº<text:s/>269.196.248-26; na qualidade de Gestor do contrato; e</text:p>
      <text:p text:style-name="P60"><text:bookmark-end text:name="_Hlk66793020"/>II. Servidor:<text:s/>Adailton Luiz Teodoro<text:s/>– matrícula<text:s/>843, portador do CPF sob nº<text:s/>079.586.748-48; na qualidade de Fiscal do contrato.</text:p>
      <text:p text:style-name="P61"><text:span text:style-name="T62">Art. 2º</text:span><text:span text:style-name="T63"><text:s/>Ao Gestor do contrato caberá as seguintes atribuições:</text:span></text:p>
      <text:p text:style-name="P64">I. coordenar e auxiliar o Fiscal do contrato nos procedimentos de acompanhamento da execução contratual e na forma de apresentação dos documentos exigíveis para pagamento mensal ou eventual;<text:s/></text:p>
      <text:p text:style-name="P65">II. manter em sua unidade cópia do contrato e de suas atualizações e disponibilizá-la aos fiscais para conhecimento das regras estabelecidas, com vistas à devida e adequada gestão e fiscalização do contrato;<text:s/></text:p>
      <text:p text:style-name="P66">III. receber, manifestar-se e dar o encaminhamento devido a dúvidas ou questionamentos feitos pela contratada e pela fiscalização, centralizando as informações;<text:s/></text:p>
      <text:p text:style-name="P67">IV. zelar pelo fiel cumprimento do objeto contratado sob sua supervisão e, sempre que requerido, submeter previamente à deliberação da Presidência pedido de alteração;<text:s/></text:p>
      <text:p text:style-name="P68">V. controlar o prazo de vigência do contrato para que a execução seja tempestiva;<text:s/></text:p>
      <text:p text:style-name="P69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70">VII. encaminhar à Autoridade Competente, no prazo de 90 (noventa) dias do vencimento do contrato, o pedido devidamente justificado de prorrogação de vigência, quando for o caso, acompanhado da anuência da contratada, pesquisa de mercado e avaliação dos resultados obtidos que<text:s/><text:soft-page-break/>comprovem a necessidade e a vantagem econômica da contratação, ou nova requisição de compras/serviços para abertura de procedimento licitatório;<text:s/></text:p>
      <text:p text:style-name="P71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72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73">X. encaminhar à Autoridade Competente a decisão de providências relativas ao contrato que ultrapassarem a sua competência/atribuição, para a adoção tempestiva das medidas cabíveis.<text:s/></text:p>
      <text:p text:style-name="P74"><text:span text:style-name="T75">Art. 3º</text:span><text:span text:style-name="T76"><text:s/>Ao Fiscal do contrato caberá as seguintes atribuições:</text:span></text:p>
      <text:p text:style-name="P77">I. analisar os documentos apresentados para pagamento, conferi-los com as condições estabelecidas no contrato e atestar a Nota Fiscal ou enviar Notificação para contratada para regularização de impropriedade constatada;<text:s/></text:p>
      <text:p text:style-name="P78">II. acompanhar o saldo das notas de empenho e, quando necessário, requerer os respectivos reforços, mantendo o Departamento Financeiro informado acerca dos pagamentos eventualmente pendentes;<text:s/></text:p>
      <text:p text:style-name="P79">III. emitir ordens de serviço/fornecimento e solicitar à contratada a correção de pendências constatadas na execução do contrato;<text:s/></text:p>
      <text:p text:style-name="P80">IV. avaliar eventuais atrasos nos prazos de entrega ou ocorrências que possam gerar dificuldades à conclusão do objeto contratado e submetê-las ao Gestor do contrato para envio à autoridade superior para deliberação;<text:s/></text:p>
      <text:p text:style-name="P81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82">VI. anotar, em processo específico, quando autuado para esse fim, todas as ocorrências relativas à execução do contrato;<text:s/></text:p>
      <text:p text:style-name="P83">VII registrar e informar ao gestor as atividades desempenhadas e todas as pendências constatadas na execução do contrato;<text:s/></text:p>
      <text:p text:style-name="P84">VIII. manifestar-se acerca de solicitação da contratada para prorrogação da execução/entrega do objeto contratual, submetendo ao gestor com vistas à deliberação da Presidência;<text:s/></text:p>
      <text:p text:style-name="P85">IX. receber provisoriamente e definitivamente, as aquisições ou serviços de acordo com as regras contratuais;<text:s/></text:p>
      <text:p text:style-name="P86">X. apresentar relatórios que subsidiem o ateste da nota fiscal pelo Fiscal do contrato;<text:s/></text:p>
      <text:p text:style-name="P87">XI. informar ao Gestor eventual incapacidade técnica da empresa na execução contratual;<text:s/></text:p>
      <text:p text:style-name="P88">XII. propor ao Gestor, na hipótese de descumprimento contratual, a aplicação de sanções à contratada de acordo com as regras estabelecidas no ato convocatório e/ou contrato;<text:s/></text:p>
      <text:soft-page-break/>
      <text:p text:style-name="P89">XIII. elaborar, quando exigido, relatórios, laudos e pareceres das atividades de fiscalização técnica da execução do contrato;<text:s/></text:p>
      <text:p text:style-name="P90">XIV. devolver, mediante justificativa e notificação formal, nota fiscal apresentada pela contratada quando for observada irregularidade que inviabilize o ateste e pagamento do serviço/fornecimento prestado;<text:s/></text:p>
      <text:p text:style-name="P91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92">XVI. controlar os pagamentos efetuados em ordem cronológica, anexando aos autos do processo as notas fiscais e documentos exigidos em contrato, e observar o saldo contratual com auxílio da unidade de orçamento;<text:s/></text:p>
      <text:p text:style-name="P93">XVII. encaminhar o processo de contratação ao Gestor do Contrato, quando houver solicitação de repactuação, reajuste, reequilíbrio, acréscimos/supressões e prorrogação, observado o prazo de vigência contratual;<text:s/></text:p>
      <text:p text:style-name="P94">XVIII. acompanhar a garantia contratual e propor ao Gestor do Contrato, quando terminar a vigência do contrato e desde que não haja pendência, a liberação da garantia contratual em favor da contratada, se for o caso;<text:s/></text:p>
      <text:p text:style-name="P95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96">XX. informar ao gestor do contrato a execução dos saldos empenhados e as questões previdenciárias, trabalhistas e fiscais; e</text:p>
      <text:p text:style-name="P97">XXI. desenvolver outras atribuições oriundas das cláusulas e especificidades contratuais.<text:s/></text:p>
      <text:p text:style-name="P98"><text:span text:style-name="T99">Art. 4º</text:span><text:span text:style-name="T100"><text:s/>Esta Portaria entra em vigor na data de sua publicação, retroagindo seus efeitos a<text:s/></text:span><text:span text:style-name="T101">21</text:span><text:span text:style-name="T102"><text:s/>de jul</text:span><text:span text:style-name="T103">h</text:span><text:span text:style-name="T104">o</text:span><text:span text:style-name="T105"><text:s/>de 2021</text:span><text:span text:style-name="T106">,<text:s/></text:span><text:span text:style-name="T107">data de assinatura do</text:span><text:span text:style-name="T108">s</text:span><text:span text:style-name="T109"><text:s/>termo</text:span><text:span text:style-name="T110">s</text:span><text:span text:style-name="T111"><text:s/>contratua</text:span><text:span text:style-name="T112">is</text:span><text:span text:style-name="T113">, respectivamente a</text:span><text:span text:style-name="T114">os termos de credenciamentos nº</text:span><text:span text:style-name="T115"><text:s/>0</text:span><text:span text:style-name="T116">26</text:span><text:span text:style-name="T117">/2021.</text:span></text:p>
      <text:p text:style-name="P118"><text:span text:style-name="T119">Art. 5º</text:span><text:span text:style-name="T120"><text:s/>Esta Portaria integra o Processo de Compras nº<text:s/></text:span><text:span text:style-name="T121">638</text:span><text:span text:style-name="T122">/2021</text:span><text:span text:style-name="T123"><text:s/>e Termo</text:span><text:span text:style-name="T124">s</text:span><text:span text:style-name="T125"><text:s/>de Contrato nº<text:s/></text:span><text:span text:style-name="T126">026</text:span><text:span text:style-name="T127">/</text:span><text:span text:style-name="T128">2021.</text:span></text:p>
      <text:p text:style-name="P129">Valinhos,<text:s/>04<text:s/>de agosto<text:s/>de 2021.</text:p>
      <text:p text:style-name="P130"/>
      <text:p text:style-name="P131"/>
      <text:p text:style-name="P132"/>
      <text:p text:style-name="P133">Eng.º<text:s/>IVAIR NUNES PEREIRA</text:p>
      <text:p text:style-name="P134">Presidente</text:p>
      <text:p text:style-name="P135"/>
      <text:p text:style-name="P136"/>
      <text:p text:style-name="P137">ALUÍSIO JOSÉ MAMPRIN BRUNELLO</text:p>
      <text:p text:style-name="P138">Diretor do Departamento Administrativo</text:p>
      <text:p text:style-name="P139"/>
      <text:p text:style-name="P140"/>
      <text:p text:style-name="P141">Redigida e lavrada consoante os elementos constantes do Processo de Compras nº<text:s/>638/2021</text:p>
      <text:p text:style-name="P142"/>
      <text:p text:style-name="P143"/>
      <text:p text:style-name="P144"/>
      <text:p text:style-name="P145"><text:span text:style-name="T146">.</text:span></text:p>
      <text:p text:style-name="P147"/>
      <text:p text:style-name="P148"/>
      <text:p text:style-name="P149">Marcelo Tadashi Nisihara<text:s/></text:p>
      <text:p text:style-name="P150">Diretor da Divisão de Pessoal</text:p>
      <text:p text:style-name="P151"><text:span text:style-name="T152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fo:font-size="10.5pt" style:font-size-asian="10.5pt" style:font-size-complex="10.5pt" fo:hyphenate="false"/>
    </style:style>
    <style:style style:name="RodapéChar" style:display-name="Rodapé Char" style:family="text">
      <style:text-properties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1951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4347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P8" style:parent-style-name="Rodapé" style:family="paragraph">
      <style:paragraph-properties>
        <style:tab-stops>
          <style:tab-stop style:type="center" style:position="3.1104in"/>
          <style:tab-stop style:type="center" style:position="3.25in"/>
          <style:tab-stop style:type="right" style:position="6.5in"/>
        </style:tab-stops>
      </style:paragraph-properties>
    </style:style>
    <style:style style:name="P9" style:parent-style-name="Rodapé" style:family="paragraph">
      <style:paragraph-properties>
        <style:tab-stops>
          <style:tab-stop style:type="center" style:position="3.25in"/>
          <style:tab-stop style:type="left" style:position="5.3159in"/>
          <style:tab-stop style:type="right" style:position="6.5in"/>
        </style:tab-stops>
      </style:paragraph-properties>
      <style:text-properties style:font-name="Arial" style:font-name-complex="Arial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P8">Portaria nº 3.192/21<text:tab/><text:s text:c="133"/>Fls.<text:s/><text:page-number text:fixed="false">1</text:page-number><text:s/>de 4</text:p>
        <text:p text:style-name="P9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26:00Z</meta:creation-date>
    <dc:date>2021-08-16T11:26:00Z</dc:date>
    <meta:print-date>2021-08-04T14:21:00Z</meta:print-date>
    <meta:template xlink:href="Normal.dotm" xlink:type="simple"/>
    <meta:editing-cycles>2</meta:editing-cycles>
    <meta:editing-duration>PT0S</meta:editing-duration>
    <meta:document-statistic meta:page-count="4" meta:paragraph-count="15" meta:word-count="1216" meta:character-count="7771" meta:row-count="54" meta:non-whitespace-character-count="6570"/>
  </office:meta>
</office:document-meta>
</file>